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F1FDD0B435717AF0.png" manifest:media-type="image/png"/>
  <manifest:file-entry manifest:full-path="Pictures/100002010000003000000030C95C87F7F3ABA86C.png" manifest:media-type="image/png"/>
  <manifest:file-entry manifest:full-path="Pictures/100002010000001E000000201B9361C1D3CA7C35.png" manifest:media-type="image/png"/>
  <manifest:file-entry manifest:full-path="Pictures/100002010000002000000020F5C47D8FE9BC958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rmala UI" svg:font-family="'Nirmala U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rmala UI1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rmala UI1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rmala UI1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rmala UI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irmala UI1" fo:font-size="14pt" fo:font-weight="bold" officeooo:paragraph-rsid="00042f6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irmala U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irmala UI1"/>
    </style:style>
    <style:style style:name="P8" style:family="paragraph" style:parent-style-name="Standard">
      <style:paragraph-properties fo:text-align="center" style:justify-single-word="false"/>
      <style:text-properties style:font-name="Nirmala UI1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irmala UI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irmala UI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irmala UI1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Nirmala UI1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rmala UI1" fo:font-size="12pt" fo:font-style="italic" fo:font-weight="normal" officeooo:paragraph-rsid="0005214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irmala UI1"/>
    </style:style>
    <style:style style:name="P15" style:family="paragraph" style:parent-style-name="Standard">
      <style:paragraph-properties fo:text-align="start" style:justify-single-word="false"/>
      <style:text-properties style:font-name="Nirmala UI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rmala UI1" fo:font-size="13pt" style:font-size-asian="11.3500003814697pt" style:font-size-complex="13pt"/>
    </style:style>
    <style:style style:name="P17" style:family="paragraph" style:parent-style-name="Standard">
      <style:paragraph-properties fo:text-align="center" style:justify-single-word="false"/>
      <style:text-properties style:font-name="Nirmala UI1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Nirmala UI1" fo:font-size="16pt" fo:font-weight="bold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Nirmala UI1" fo:font-style="italic" officeooo:paragraph-rsid="00042f63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Nirmala UI1" fo:font-style="normal" fo:font-weight="normal" officeooo:paragraph-rsid="0003098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irmala UI1" fo:font-style="normal" officeooo:rsid="00042f63" officeooo:paragraph-rsid="00042f63" style:font-style-asian="normal" style:font-style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Nirmala UI1"/>
    </style:style>
    <style:style style:name="P23" style:family="paragraph" style:parent-style-name="Standard">
      <style:paragraph-properties fo:text-align="center" style:justify-single-word="false"/>
      <style:text-properties style:font-name="Nirmala UI1" fo:font-size="26pt" fo:font-weight="bold" style:font-size-asian="26pt" style:font-weight-asian="bold" style:font-size-complex="26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Nirmala UI1" fo:font-size="11pt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Nirmala UI1" fo:font-size="11pt" fo:font-style="normal" fo:font-weight="normal" officeooo:rsid="00030986" officeooo:paragraph-rsid="0003098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irmala UI" fo:font-size="11pt" fo:font-style="italic" fo:font-weight="normal" officeooo:paragraph-rsid="0001e5f8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irmala UI" fo:font-size="11pt" fo:font-style="italic" fo:font-weight="normal" officeooo:rsid="0005c02c" officeooo:paragraph-rsid="0005c02c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irmala UI" fo:font-size="11pt" officeooo:paragraph-rsid="00042f63" style:font-size-asian="11pt" style:font-size-complex="11pt"/>
    </style:style>
    <style:style style:name="P29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irmala UI1" fo:font-style="normal" officeooo:rsid="00042f63" officeooo:paragraph-rsid="00042f63" style:font-style-asian="normal" style:font-style-complex="normal"/>
    </style:style>
    <style:style style:name="P30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>
        <style:tab-stops>
          <style:tab-stop style:position="4.048cm"/>
        </style:tab-stops>
      </style:paragraph-properties>
      <style:text-properties style:font-name="Nirmala UI1"/>
    </style:style>
    <style:style style:name="P31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irmala UI1"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Nirmala UI1" fo:font-size="11pt" style:font-size-asian="11pt" style:font-size-complex="11pt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Nirmala UI1" fo:font-size="11pt" style:font-size-asian="11pt" style:font-size-complex="11pt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Nirmala UI1" fo:font-size="11pt" style:font-size-asian="11pt" style:font-size-complex="11pt"/>
    </style:style>
    <style:style style:name="P35" style:family="paragraph" style:parent-style-name="Standard" style:list-style-name="L10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Nirmala UI1" fo:font-size="11pt" style:font-size-asian="11pt" style:font-size-complex="11pt"/>
    </style:style>
    <style:style style:name="P36" style:family="paragraph" style:parent-style-name="Standard" style:list-style-name="L10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Nirmala UI1" fo:font-size="11pt" officeooo:paragraph-rsid="0005c02c" style:font-size-asian="11pt" style:font-size-complex="11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Nirmala UI1" fo:font-size="11pt" fo:font-style="normal" style:text-underline-style="none" fo:font-weight="normal" officeooo:paragraph-rsid="00088e56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Nirmala UI1" fo:font-size="11pt" fo:font-style="normal" style:text-underline-style="none" fo:font-weight="normal" officeooo:paragraph-rsid="00088e56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7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Nirmala UI1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Nirmala UI1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 style:list-style-name="L11">
      <style:paragraph-properties fo:text-align="justify" style:justify-single-word="false"/>
      <style:text-properties style:font-name="Nirmala UI1" fo:font-size="11pt" fo:font-weight="normal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Nirmala UI1" fo:font-size="11pt" style:text-underline-style="none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Nirmala UI1" fo:font-size="11pt" style:text-underline-style="none" fo:font-weight="normal" officeooo:paragraph-rsid="00088e56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Nirmala UI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Nirmala UI1" fo:font-style="italic" fo:font-weight="normal" officeooo:rsid="000182f6" officeooo:paragraph-rsid="00030986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Nirmala UI1" fo:font-size="12pt" fo:font-style="normal" officeooo:rsid="00030986" officeooo:paragraph-rsid="00042f63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Nirmala UI1" fo:font-size="12pt" fo:font-style="italic" style:text-underline-style="none" fo:font-weight="normal" officeooo:paragraph-rsid="0005c02c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Nirmala UI1" fo:font-size="14pt" fo:font-weight="bold" officeooo:paragraph-rsid="00088e56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style:font-name="Nirmala UI" fo:font-size="11pt" fo:letter-spacing="normal" fo:font-style="normal" fo:font-weight="bold" officeooo:rsid="0001e5f8" style:font-size-asian="11pt" style:font-style-asian="italic" style:font-weight-asian="bold" style:font-size-complex="11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style:font-name="Nirmala UI" fo:font-size="11pt" fo:letter-spacing="normal" fo:font-style="normal" fo:font-weight="normal" officeooo:paragraph-rsid="0001e5f8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style:font-name="Nirmala UI" fo:font-size="11pt" fo:letter-spacing="normal" fo:font-style="normal" fo:font-weight="normal" officeooo:rsid="0001e5f8" officeooo:paragraph-rsid="0001e5f8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variant="normal" fo:text-transform="none" style:font-name="Nirmala UI1" fo:font-size="11pt" fo:letter-spacing="normal" fo:font-style="normal" fo:font-weight="normal" officeooo:rsid="0001e5f8" officeooo:paragraph-rsid="0001e5f8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01e5f8"/>
    </style:style>
    <style:style style:name="P54" style:family="paragraph" style:parent-style-name="Standard" style:list-style-name="L3">
      <style:paragraph-properties fo:text-align="start" style:justify-single-word="false"/>
      <style:text-properties officeooo:rsid="0001e5f8" officeooo:paragraph-rsid="0001e5f8"/>
    </style:style>
    <style:style style:name="P55" style:family="paragraph" style:parent-style-name="Standard" style:list-style-name="L3">
      <style:paragraph-properties fo:text-align="start" style:justify-single-word="false"/>
      <style:text-properties fo:font-weight="normal" officeooo:rsid="00030986" officeooo:paragraph-rsid="00030986" style:font-weight-asian="normal" style:font-weight-complex="normal"/>
    </style:style>
    <style:style style:name="P56" style:family="paragraph" style:parent-style-name="Standard" style:list-style-name="L11">
      <style:paragraph-properties fo:text-align="justify" style:justify-single-word="false"/>
      <style:text-properties fo:font-weight="normal" style:font-weight-asian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1pt" officeooo:paragraph-rsid="00030986" style:font-size-asian="11pt" style:font-size-complex="11pt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1pt" style:font-size-asian="11pt" style:font-size-complex="11pt"/>
    </style:style>
    <style:style style:name="P59" style:family="paragraph" style:parent-style-name="Standard">
      <style:paragraph-properties fo:text-align="start" style:justify-single-word="false"/>
      <style:text-properties style:font-name="Nirmala UI" fo:font-size="11pt" fo:font-style="normal" officeooo:paragraph-rsid="00042f63" style:font-size-asian="11pt" style:font-style-asian="normal" style:font-size-complex="11pt" style:font-style-complex="normal"/>
    </style:style>
    <style:style style:name="P60" style:family="paragraph" style:parent-style-name="Standard" style:list-style-name="L6">
      <style:paragraph-properties fo:text-align="justify" style:justify-single-word="false"/>
      <style:text-properties style:font-name="Nirmala UI" fo:font-size="11pt" fo:font-style="normal" officeooo:paragraph-rsid="00042f63" style:font-size-asian="11pt" style:font-size-complex="11pt"/>
    </style:style>
    <style:style style:name="P61" style:family="paragraph" style:parent-style-name="Standard" style:list-style-name="L11">
      <style:paragraph-properties fo:text-align="justify" style:justify-single-word="false"/>
      <style:text-properties style:text-underline-style="none" fo:font-weight="normal" officeooo:rsid="0005c02c" officeooo:paragraph-rsid="0005c02c" style:font-weight-asian="normal" style:font-weight-complex="normal"/>
    </style:style>
    <style:style style:name="P62" style:family="paragraph" style:parent-style-name="Standard" style:list-style-name="L2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irmala UI1" fo:font-size="11pt" fo:font-weight="normal" officeooo:rsid="00088e56" officeooo:paragraph-rsid="00088e56" style:font-size-asian="11pt" style:font-weight-asian="normal" style:font-size-complex="11pt" style:font-weight-complex="normal"/>
    </style:style>
    <style:style style:name="P63" style:family="paragraph" style:parent-style-name="Standard" style:list-style-name="L5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irmala UI1" fo:font-style="normal" fo:font-weight="normal" officeooo:paragraph-rsid="00030986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2f63" style:font-style-asian="italic" style:font-style-complex="italic"/>
    </style:style>
    <style:style style:name="T3" style:family="text">
      <style:text-properties fo:font-style="italic" officeooo:rsid="00088e56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42f63" style:font-style-asian="normal" style:font-style-complex="normal"/>
    </style:style>
    <style:style style:name="T8" style:family="text">
      <style:text-properties fo:font-style="normal" officeooo:rsid="00088e56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42f63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88e56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52143" style:font-weight-asian="bold" style:font-weight-complex="bold"/>
    </style:style>
    <style:style style:name="T18" style:family="text">
      <style:text-properties fo:font-weight="bold" officeooo:rsid="0005c02c" style:font-weight-asian="bold" style:font-weight-complex="bold"/>
    </style:style>
    <style:style style:name="T19" style:family="text">
      <style:text-properties fo:font-weight="bold" style:font-style-asian="normal" style:font-weight-asian="bold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 style:font-name="Nirmala UI1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font-name="Nirmala UI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style:font-name="Nirmala UI1" fo:font-size="11pt" style:text-underline-style="solid" style:text-underline-width="auto" style:text-underline-color="font-color" style:font-size-asian="11pt" style:font-size-complex="11pt"/>
    </style:style>
    <style:style style:name="T24" style:family="text">
      <style:text-properties fo:color="#000000" style:font-name="Nirmala UI1" fo:font-size="11pt" style:font-size-asian="11pt" style:font-size-complex="11pt"/>
    </style:style>
    <style:style style:name="T25" style:family="text">
      <style:text-properties fo:color="#000000" style:font-name="Nirmala UI1" fo:font-size="11pt" fo:font-weight="bold" style:font-size-asian="11pt" style:font-weight-asian="bold" style:font-size-complex="11pt" style:font-weight-complex="bold"/>
    </style:style>
    <style:style style:name="T26" style:family="text">
      <style:text-properties fo:color="#000000" fo:font-size="13pt" style:font-size-asian="13pt" style:font-size-complex="13pt"/>
    </style:style>
    <style:style style:name="T27" style:family="text">
      <style:text-properties fo:font-size="12pt" officeooo:rsid="00030986" style:font-size-asian="12pt" style:font-size-complex="12pt"/>
    </style:style>
    <style:style style:name="T28" style:family="text">
      <style:text-properties fo:font-size="12pt" officeooo:rsid="00042f63" style:font-size-asian="12pt" style:font-size-complex="12pt"/>
    </style:style>
    <style:style style:name="T29" style:family="text">
      <style:text-properties fo:font-variant="normal" fo:text-transform="none" fo:letter-spacing="normal" fo:font-style="normal"/>
    </style:style>
    <style:style style:name="T3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letter-spacing="normal" fo:font-style="normal" officeooo:rsid="0001e5f8"/>
    </style:style>
    <style:style style:name="T33" style:family="text">
      <style:text-properties fo:font-variant="normal" fo:text-transform="none" fo:letter-spacing="normal" fo:font-style="normal" officeooo:rsid="00030986"/>
    </style:style>
    <style:style style:name="T34" style:family="text">
      <style:text-properties fo:font-variant="normal" fo:text-transform="none" fo:letter-spacing="normal" fo:font-weight="normal"/>
    </style:style>
    <style:style style:name="T35" style:family="text">
      <style:text-properties fo:font-variant="normal" fo:text-transform="none" fo:letter-spacing="normal" fo:font-weight="normal" officeooo:rsid="00042f63"/>
    </style:style>
    <style:style style:name="T36" style:family="text">
      <style:text-properties fo:font-variant="normal" fo:text-transform="none" style:font-name="Nirmala UI1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style:font-name="Nirmala UI1" fo:font-size="11pt" fo:letter-spacing="normal" fo:font-style="normal" fo:font-weight="normal" officeooo:rsid="0001e5f8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style:font-name="Nirmala UI1" fo:font-size="11pt" fo:letter-spacing="normal" fo:font-style="normal" fo:font-weight="normal" officeooo:rsid="00052143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style:font-name="Nirmala UI1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variant="normal" fo:text-transform="none" style:font-name="Nirmala UI1" fo:font-size="11pt" fo:letter-spacing="normal" fo:font-style="normal" fo:font-weight="bold" officeooo:rsid="0001e5f8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font-variant="normal" fo:text-transform="none" style:font-name="Nirmala UI1" fo:font-size="11pt" fo:letter-spacing="normal" fo:font-style="normal" fo:font-weight="bold" officeooo:rsid="00042f63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style:font-name="Nirmala UI1" fo:font-size="11pt" fo:letter-spacing="normal" fo:font-style="normal" style:font-size-asian="11pt" style:font-style-asian="normal" style:font-size-complex="11pt" style:font-style-complex="normal"/>
    </style:style>
    <style:style style:name="T43" style:family="text">
      <style:text-properties fo:font-variant="normal" fo:text-transform="none" style:font-name="Nirmala UI" fo:font-size="11pt" fo:letter-spacing="normal" fo:font-style="normal" fo:font-weight="normal" officeooo:rsid="0001e5f8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variant="normal" fo:text-transform="none" style:text-position="super 58%" style:font-name="Nirmala UI1" fo:font-size="11pt" fo:letter-spacing="normal" fo:font-style="normal" style:font-size-asian="11pt" style:font-style-asian="normal" style:font-size-complex="11pt" style:font-style-complex="normal"/>
    </style:style>
    <style:style style:name="T45" style:family="text">
      <style:text-properties fo:font-variant="normal" fo:text-transform="none" fo:color="#000000" style:font-name="Nirmala UI1" fo:font-size="11pt" fo:letter-spacing="normal" fo:font-style="normal" style:text-underline-style="solid" style:text-underline-width="auto" style:text-underline-color="font-color" fo:font-weight="normal" officeooo:rsid="0001e5f8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font-name="Nirmala UI1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Nirmala UI1" fo:font-style="normal" fo:font-weight="normal" officeooo:rsid="00030986" style:font-style-asian="normal" style:font-weight-asian="normal" style:font-style-complex="normal" style:font-weight-complex="normal"/>
    </style:style>
    <style:style style:name="T50" style:family="text">
      <style:text-properties style:font-name="Nirmala UI1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style:font-name="Nirmala UI1" fo:font-style="normal" fo:font-weight="bold" officeooo:rsid="00030986" style:font-style-asian="normal" style:font-weight-asian="bold" style:font-style-complex="normal" style:font-weight-complex="bold"/>
    </style:style>
    <style:style style:name="T52" style:family="text">
      <style:text-properties style:font-name="Nirmala UI1" fo:font-style="normal" officeooo:rsid="00030986" style:font-style-asian="normal" style:font-style-complex="normal"/>
    </style:style>
    <style:style style:name="T53" style:family="text">
      <style:text-properties style:font-name="Nirmala UI1" fo:font-style="normal" officeooo:rsid="00042f63" style:font-style-asian="normal" style:font-style-complex="normal"/>
    </style:style>
    <style:style style:name="T54" style:family="text">
      <style:text-properties style:font-name="Nirmala UI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5" style:family="text">
      <style:text-properties style:font-name="Nirmala UI1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style:font-name="Nirmala UI1" fo:font-weight="normal" style:font-weight-asian="normal" style:font-weight-complex="normal"/>
    </style:style>
    <style:style style:name="T57" style:family="text">
      <style:text-properties style:font-name="Nirmala UI1" fo:font-weight="bold" style:font-weight-asian="bold" style:font-weight-complex="bold"/>
    </style:style>
    <style:style style:name="T58" style:family="text">
      <style:text-properties style:font-name="Nirmala UI1" fo:font-size="11pt" style:font-size-asian="11pt" style:font-size-complex="11pt"/>
    </style:style>
    <style:style style:name="T59" style:family="text">
      <style:text-properties style:font-name="Nirmala UI1" fo:font-size="11pt" fo:font-style="italic" style:font-size-asian="11pt" style:font-style-asian="italic" style:font-size-complex="11pt" style:font-style-complex="italic"/>
    </style:style>
    <style:style style:name="T60" style:family="text">
      <style:text-properties officeooo:rsid="00030986"/>
    </style:style>
    <style:style style:name="T61" style:family="text">
      <style:text-properties style:font-style-asian="normal" style:font-style-complex="normal"/>
    </style:style>
    <style:style style:name="T62" style:family="text">
      <style:text-properties officeooo:rsid="00042f63" style:font-style-asian="normal" style:font-style-complex="normal"/>
    </style:style>
    <style:style style:name="T63" style:family="text">
      <style:text-properties officeooo:rsid="00052143"/>
    </style:style>
    <style:style style:name="T64" style:family="text">
      <style:text-properties officeooo:rsid="0005c02c"/>
    </style:style>
    <style:style style:name="T65" style:family="text">
      <style:text-properties officeooo:rsid="00088e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RTHUR CECCOTTI</text:p>
      <text:p text:style-name="P18"><draw:frame draw:style-name="fr1" draw:name="graphics3" text:anchor-type="paragraph" svg:x="0.007cm" svg:y="0.519cm" svg:width="0.619cm" svg:height="0.66cm" draw:z-index="2"><draw:image xlink:href="Pictures/100002010000001E000000201B9361C1D3CA7C35.png" xlink:type="simple" xlink:show="embed" xlink:actuate="onLoad" loext:mime-type="image/png"/></draw:frame><draw:frame draw:style-name="fr1" draw:name="graphics4" text:anchor-type="paragraph" svg:x="15.967cm" svg:y="0.31cm" svg:width="0.808cm" svg:height="0.808cm" draw:z-index="3"><draw:image xlink:href="Pictures/100002010000002000000020F5C47D8FE9BC9582.png" xlink:type="simple" xlink:show="embed" xlink:actuate="onLoad" loext:mime-type="image/png"/></draw:frame></text:p>
      <text:p text:style-name="P1"><draw:frame draw:style-name="fr1" draw:name="graphics1" text:anchor-type="paragraph" svg:x="0.007cm" svg:y="0.519cm" svg:width="0.808cm" svg:height="0.808cm" draw:z-index="0"><draw:image xlink:href="Pictures/100002010000003000000030C95C87F7F3ABA86C.png" xlink:type="simple" xlink:show="embed" xlink:actuate="onLoad" loext:mime-type="image/png"/></draw:frame><draw:frame draw:style-name="fr1" draw:name="graphics2" text:anchor-type="paragraph" svg:x="15.984cm" svg:y="0.459cm" svg:width="0.79cm" svg:height="0.79cm" draw:z-index="1"><draw:image xlink:href="Pictures/100002010000002000000020F1FDD0B435717AF0.png" xlink:type="simple" xlink:show="embed" xlink:actuate="onLoad" loext:mime-type="image/png"/></draw:frame><text:s text:c="4"/><text:span text:style-name="T47"><text:s/></text:span><text:span text:style-name="T26">arthur.b.ceccotti@gmail.com</text:span><text:span text:style-name="T46"> <text:s text:c="24"/>07578 555334</text:span></text:p>
      <text:p text:style-name="P3"><text:s/><text:span text:style-name="T46">/gmtuca <text:s text:c="46"/>arthur-ceccotti-0042</text:span></text:p>
      <text:p text:style-name="P2"/>
      <text:p text:style-name="P6">Certifications</text:p>
      <text:p text:style-name="P7"/>
      <text:list xml:id="list1731320851" text:style-name="L1">
        <text:list-item>
          <text:p text:style-name="P32"><text:span text:style-name="T4">Oracle Certified Associate</text:span><text:span text:style-name="T15"> (</text:span><text:span text:style-name="T30">1Z0-808) </text:span><text:span text:style-name="T15">– Java SE 8 Programmer I<text:tab/> <text:s text:c="10"/>Feb 2017</text:span></text:p>
        </text:list-item>
      </text:list>
      <text:p text:style-name="P42"><text:span text:style-name="T6"><text:tab/>Exam result: </text:span><text:span text:style-name="T12">92.5%</text:span></text:p>
      <text:list xml:id="list191806466792009" text:continue-numbering="true" text:style-name="L1">
        <text:list-item>
          <text:p text:style-name="P38"><text:span text:style-name="T1">Oracle Certified Professional</text:span><text:span text:style-name="T15"> (1Z0-809) – Java SE 8 Programmer II<text:tab/> Oct 2017</text:span></text:p>
        </text:list-item>
      </text:list>
      <text:p text:style-name="P43"><text:span text:style-name="T6"><text:tab/>Exam result: </text:span><text:span text:style-name="T14">83.0</text:span><text:span text:style-name="T12">%</text:span></text:p>
      <text:list xml:id="list2851403086" text:style-name="L2">
        <text:list-item>
          <text:p text:style-name="P37"><text:span text:style-name="T3">Certified Kubernetes Application Developer</text:span><text:span text:style-name="T65"> (CKAD)</text:span> <text:s/><text:tab/><text:tab/> <text:s text:c="7"/><text:span text:style-name="T65">in progress</text:span> <text:s text:c="6"/></text:p>
          <text:p text:style-name="P62"><text:span text:style-name="T10"/></text:p>
        </text:list-item>
      </text:list>
      <text:p text:style-name="P48"/>
      <text:p text:style-name="P48">Experience</text:p>
      <text:p text:style-name="P11"/>
      <text:p text:style-name="P11"><text:span text:style-name="T16">American Express, UK</text:span><text:span text:style-name="T4"> <text:s text:c="55"/></text:span><text:span text:style-name="T15">Sep 2016 – present</text:span></text:p>
      <text:p text:style-name="P45">Software Engineer – Payment Network</text:p>
      <text:p text:style-name="P49"/>
      <text:p text:style-name="P26"><text:span text:style-name="T29">Java developer within the Amex Payment Network, </text:span><text:span text:style-name="T33">the</text:span><text:span text:style-name="T29"> first point of contact in the </text:span><text:span text:style-name="T32">transaction</text:span><text:span text:style-name="T29"> system and most critical application within it, </text:span><text:span text:style-name="T32">as part of an international, scaled-Agile team.</text:span><text:line-break/><text:line-break/><text:span text:style-name="T29">Design decisions, </text:span><text:span text:style-name="T32">security implementations</text:span><text:span text:style-name="T29"> and </text:span><text:span text:style-name="T32">coding</text:span><text:span text:style-name="T29"> changes written by myself run on </text:span><text:span text:style-name="T31">hundreds of millions of daily transactions</text:span><text:span text:style-name="T29">, in multiple countries, under an availability-critical platform.</text:span></text:p>
      <text:p text:style-name="P50"/>
      <text:p text:style-name="P27"><text:span text:style-name="T29">Stepped in as </text:span><text:span text:style-name="T31">acting-senior engineer</text:span><text:span text:style-name="T29"> in the absence of one, leading a scrum team towards success, while taking part in architectural decisions. </text:span></text:p>
      <text:p text:style-name="P51"/>
      <text:list xml:id="list3617934569" text:style-name="L3">
        <text:list-item>
          <text:p text:style-name="P53"><text:span text:style-name="T43">Proposed &amp; developed </text:span><text:span text:style-name="T37">the</text:span><text:span text:style-name="T40"> first Java </text:span><text:span text:style-name="T41">o</text:span><text:span text:style-name="T40">pen-</text:span><text:span text:style-name="T41">s</text:span><text:span text:style-name="T40">ource project at American Express </text:span><text:span text:style-name="T38">at </text:span><text:a xlink:type="simple" xlink:href="https://github.com/americanexpress/jexm" text:style-name="Internet_20_link" text:visited-style-name="Visited_20_Internet_20_Link"><text:span text:style-name="T45">github.com/americanexpress/jexm</text:span></text:a><text:span text:style-name="T37">.</text:span></text:p>
        </text:list-item>
        <text:list-item>
          <text:p text:style-name="P54"><text:span text:style-name="T36">Hosted multiple speeches and knowledge sharing sessions on the topics of </text:span><text:span text:style-name="T39">Kotlin</text:span><text:span text:style-name="T36">, </text:span><text:span text:style-name="T39">Java 8</text:span><text:span text:style-name="T36"> and </text:span><text:span text:style-name="T39">Reactive programming</text:span></text:p>
        </text:list-item>
        <text:list-item>
          <text:p text:style-name="P52">Interviewed up to 50 prospective colleagues, while representing the company in multiple national and international events</text:p>
        </text:list-item>
        <text:list-item>
          <text:p text:style-name="P55"><text:span text:style-name="T42">Placed 3</text:span><text:span text:style-name="T44">rd</text:span><text:span text:style-name="T42"> on the company-wide hackathon in 2018, after conducting presentation to thousands of colleagues, including CTO &amp; senior leadership</text:span></text:p>
        </text:list-item>
      </text:list>
      <text:p text:style-name="P44"/>
      <text:p text:style-name="P25">Technologies used include:</text:p>
      <text:list xml:id="list2752146971" text:style-name="L5">
        <text:list-item>
          <text:p text:style-name="P57"><text:span text:style-name="T51">Java</text:span><text:span text:style-name="T49">, </text:span><text:span text:style-name="T51">Spock</text:span><text:span text:style-name="T49">, back-end </text:span><text:span text:style-name="T51">Kotlin</text:span><text:span text:style-name="T49"> &amp; </text:span><text:span text:style-name="T51">JavaScript</text:span><text:span text:style-name="T49">, </text:span><text:span text:style-name="T51">Kubernetes</text:span><text:span text:style-name="T49">, </text:span><text:span text:style-name="T51">Vertx</text:span><text:span text:style-name="T49">, </text:span><text:span text:style-name="T51">Spring Boot</text:span><text:span text:style-name="T49">, </text:span><text:span text:style-name="T51">Kafka</text:span><text:span text:style-name="T49">, </text:span><text:span text:style-name="T51">Couchbase</text:span><text:span text:style-name="T49">, </text:span><text:span text:style-name="T51">Hibernate</text:span></text:p>
          <text:p text:style-name="P63"/>
        </text:list-item>
      </text:list>
      <text:p text:style-name="P20"/>
      <text:p text:style-name="P11"><text:span text:style-name="T16">IBM, UK</text:span><text:span text:style-name="T20"><text:tab/><text:tab/><text:tab/><text:tab/></text:span> <text:tab/> <text:s text:c="26"/><text:span text:style-name="T60">Aug</text:span> 2014 – July 2015 <text:span text:style-name="T60">(1 yr)</text:span></text:p>
      <text:p text:style-name="P19"><text:span text:style-name="T27">Software Engineer </text:span><text:span text:style-name="T28">Intern</text:span><text:span text:style-name="T27">– IBM WebSphere</text:span></text:p>
      <text:p text:style-name="P46"/>
      <text:p text:style-name="P28"><text:span text:style-name="T6">Back-end development of </text:span><text:span text:style-name="T15">NodeJS</text:span><text:span text:style-name="T6"> &amp; Java web applications for collection and visualization of </text:span><text:span text:style-name="T7">test results of the </text:span><text:span text:style-name="T2">WebSphere</text:span><text:span text:style-name="T7"> product across different </text:span><text:span text:style-name="T2">Operating Systems</text:span><text:span text:style-name="T7"> &amp; </text:span><text:span text:style-name="T2">JVMs</text:span><text:span text:style-name="T7">.</text:span></text:p>
      <text:p text:style-name="P59"/>
      <text:p text:style-name="P28"><text:soft-page-break/><text:span text:style-name="T6">Followed </text:span><text:span text:style-name="T15">Agile,</text:span><text:span text:style-name="T12"> TDD </text:span><text:span text:style-name="T15">and </text:span><text:span text:style-name="T13">c</text:span><text:span text:style-name="T12">ontinuous delivery</text:span><text:span text:style-name="T15"> m</text:span><text:span text:style-name="T6">ethodologies within a global team, increasing reliability, performance, </text:span><text:span text:style-name="T7">targeted testing</text:span><text:span text:style-name="T6"> and test coverage of </text:span><text:span text:style-name="T1">WAS Liberty Profile.</text:span></text:p>
      <text:list xml:id="list1566864985" text:style-name="L6">
        <text:list-item>
          <text:p text:style-name="P60"><text:span text:style-name="T61">Volunteered </text:span><text:span text:style-name="T19">teaching Computing to local primary school</text:span><text:span text:style-name="T61">, helping inspire and shape the minds of upcoming generations of developers. </text:span><text:span text:style-name="T62">(F</text:span><text:span text:style-name="T34">un fact: 4 year old children love poking laptop screens thinking they are iPads!</text:span><text:span text:style-name="T35">)</text:span></text:p>
        </text:list-item>
      </text:list>
      <text:p text:style-name="P29"/>
      <text:p text:style-name="P21"/>
      <text:p text:style-name="P5">Education</text:p>
      <text:p text:style-name="P9"/>
      <text:list xml:id="list684378455" text:style-name="L7">
        <text:list-item>
          <text:p text:style-name="P39">Fluency in <text:span text:style-name="T12">English</text:span><text:span text:style-name="T5"> </text:span><text:span text:style-name="T6">and</text:span> <text:span text:style-name="T12">Portuguese</text:span>. Intermediate level <text:span text:style-name="T12">Italian</text:span><text:span text:style-name="T5"> </text:span><text:span text:style-name="T6">and</text:span> <text:span text:style-name="T12">Spanish</text:span>. <text:span text:style-name="T63">Used to study </text:span><text:span text:style-name="T17">Mandarin</text:span><text:span text:style-name="T63">, which I now completely forgot.</text:span></text:p>
        </text:list-item>
      </text:list>
      <text:p text:style-name="P9"/>
      <text:p text:style-name="P10"><text:span text:style-name="T16">University of Manchester, UK</text:span><text:span text:style-name="T12"> </text:span><text:span text:style-name="T1"><text:s text:c="40"/></text:span><text:span text:style-name="T6">Sep</text:span><text:span text:style-name="T1"> </text:span><text:span text:style-name="T6">2012 – July 2016</text:span></text:p>
      <text:p text:style-name="P13">BSc Computer Science</text:p>
      <text:p text:style-name="P15"/>
      <text:list xml:id="list2314968488" text:style-name="L8">
        <text:list-item>
          <text:p text:style-name="P33"><text:span text:style-name="T5">First-class</text:span><text:span text:style-name="T4"> with honours </text:span><text:span text:style-name="T15">– result: </text:span><text:span text:style-name="T12">79.0%</text:span></text:p>
        </text:list-item>
        <text:list-item>
          <text:p text:style-name="P40"><text:span text:style-name="T6">Excelled in studies of Complexity Theory, Algorithms, Computer Networks, Microcontroller Architecture in </text:span><text:span text:style-name="T12">C</text:span><text:span text:style-name="T6"> &amp; </text:span><text:span text:style-name="T12">ARM Assembly</text:span><text:span text:style-name="T6">.</text:span></text:p>
        </text:list-item>
        <text:list-item>
          <text:p text:style-name="P58"><text:span text:style-name="T48">Final year project: </text:span><text:span text:style-name="T56">development of a </text:span><text:span text:style-name="T55">Database Management System</text:span><text:span text:style-name="T56"> on </text:span><text:span text:style-name="T55">SpiNNaker</text:span><text:span text:style-name="T56">, an experimental hardware component made of</text:span><text:span text:style-name="T48"> </text:span><text:span text:style-name="T50">thousands of processors</text:span><text:span text:style-name="T56"> used to </text:span><text:span text:style-name="T57">simulate</text:span><text:span text:style-name="T50"> human brain activity</text:span><text:span text:style-name="T56">. </text:span><text:span text:style-name="T48">I</text:span><text:span text:style-name="T55"> </text:span><text:span text:style-name="T48">had to account for complex issues such as low-level concurrency, shared resources, unreliable packet exchange. The project and dissertation can be found at </text:span><text:span text:style-name="T54">git.io/v11aS</text:span><text:span text:style-name="T48"> </text:span><text:span text:style-name="T21">and </text:span><text:span text:style-name="T22">git.io/v11r5</text:span><text:span text:style-name="T21"> respectively.</text:span></text:p>
        </text:list-item>
      </text:list>
      <text:p text:style-name="P14"/>
      <text:p text:style-name="P11"><text:span text:style-name="T16">Fondazione Torino, Brazil</text:span><text:span text:style-name="T20"> </text:span><text:span text:style-name="T15">–</text:span><text:span text:style-name="T6"> Secondary School <text:s text:c="6"/></text:span><text:tab/> <text:s text:c="8"/>Sep 2008 – July 2012</text:p>
      <text:p text:style-name="P16"/>
      <text:list xml:id="list3702316047" text:style-name="L9">
        <text:list-item>
          <text:p text:style-name="P34"><text:span text:style-name="T5">GPA 5.0</text:span> – result: <text:span text:style-name="T16">91.0% (top 5%)</text:span></text:p>
        </text:list-item>
        <text:list-item>
          <text:p text:style-name="P34">Presented honourable thesis on <text:span text:style-name="T4">Infinity and</text:span><text:span text:style-name="T20"> </text:span><text:span text:style-name="T4">the</text:span><text:span text:style-name="T20"> </text:span><text:span text:style-name="T4">Expansion of the Universe</text:span> to a board of examiners and over 40 spectators.</text:p>
        </text:list-item>
      </text:list>
      <text:p text:style-name="P30"/>
      <text:p text:style-name="P22"/>
      <text:p text:style-name="P4">Additional Responsibilities</text:p>
      <text:p text:style-name="P14"/>
      <text:p text:style-name="P12"><text:span text:style-name="T16">Manchester </text:span><text:span text:style-name="T18">University </text:span><text:span text:style-name="T16">Dodgeball Society</text:span><text:span text:style-name="T9"> <text:s text:c="18"/>Sep 2013 – Sep 2014</text:span></text:p>
      <text:p text:style-name="P47">Team captain &amp; referee</text:p>
      <text:p text:style-name="P24"/>
      <text:list xml:id="list3428838014" text:style-name="L10">
        <text:list-item>
          <text:p text:style-name="P36">Role <text:span text:style-name="T64">of </text:span>discussing relevant financial and marketing decisions within an elected committee, <text:span text:style-name="T64">organizing events &amp; </text:span>coaching team during play.</text:p>
        </text:list-item>
        <text:list-item>
          <text:p text:style-name="P35">I am a <text:span text:style-name="T16">certified UK referee</text:span> and practised such role during the <text:span text:style-name="T1">2014 Dodgeball World Cup </text:span><text:span text:style-name="T6">in Manchester, with participation of over 20 international teams.</text:span></text:p>
        </text:list-item>
      </text:list>
      <text:p text:style-name="P31"/>
      <text:p text:style-name="P17"/>
      <text:p text:style-name="P4">Side projects</text:p>
      <text:p text:style-name="P8"/>
      <text:list xml:id="list1345601767" text:style-name="L11">
        <text:list-item>
          <text:p text:style-name="P41">Development of Android dating app on <text:span text:style-name="T16">React Native </text:span>frontend and <text:span text:style-name="T16">NodeJS reactive back-end</text:span> making use of <text:span text:style-name="T16">rxjs</text:span> and <text:span text:style-name="T16">MongoDB</text:span></text:p>
        </text:list-item>
        <text:list-item>
          <text:p text:style-name="P56"><text:span text:style-name="T58">Open-source contributions to the low-level C &amp; Python </text:span><text:span text:style-name="T59">SpiNNaker</text:span><text:span text:style-name="T58"> project, funded by the </text:span><text:span text:style-name="T59">European Research Council –</text:span><text:span text:style-name="T58"> </text:span><text:a xlink:type="simple" xlink:href="https://github.com/SpiNNakerManchester" text:style-name="Internet_20_link" text:visited-style-name="Visited_20_Internet_20_Link"><text:span text:style-name="T23">github.com/SpiNNakerManchester</text:span></text:a></text:p>
        </text:list-item>
        <text:list-item>
          <text:p text:style-name="P61"><text:span text:style-name="T24">Built my own </text:span><text:span text:style-name="T25">home automation</text:span><text:span text:style-name="T24"> orchestrator &amp; VPN server on a </text:span><text:span text:style-name="T25">Raspberry P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rmala UI" svg:font-family="'Nirmala U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6:40.369847681</meta:creation-date>
    <dc:date>2019-07-31T19:17:50.390104663</dc:date>
    <meta:editing-duration>PT20H34M45S</meta:editing-duration>
    <meta:editing-cycles>71</meta:editing-cycles>
    <meta:generator>LibreOffice/6.0.7.3$Linux_X86_64 LibreOffice_project/00m0$Build-3</meta:generator>
    <meta:document-statistic meta:table-count="0" meta:image-count="4" meta:object-count="0" meta:page-count="2" meta:paragraph-count="46" meta:word-count="577" meta:character-count="4207" meta:non-whitespace-character-count="3413"/>
  </office:meta>
</office:document-meta>
</file>